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F000002B9EBC677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6075in" svg:y="-0.5516in" svg:width="7.9937in" svg:height="6.5764in" draw:z-index="0"><draw:image xlink:href="Pictures/100000000000050F000002B9EBC677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stin Whyte</meta:initial-creator>
    <meta:creation-date>2015-05-02T14:39:19.67</meta:creation-date>
    <meta:generator>OpenOffice/4.1.1$Win32 OpenOffice.org_project/411m6$Build-9775</meta:generator>
    <meta:document-statistic meta:table-count="0" meta:image-count="1" meta:object-count="0" meta:page-count="1" meta:paragraph-count="0" meta:word-count="0" meta:character-count="0"/>
    <dc:date>2015-05-02T14:41:15.36</dc:date>
    <dc:creator>Dustin Whyte</dc:creator>
    <meta:editing-duration>PT1M56S</meta:editing-duration>
    <meta:editing-cycles>1</meta:editing-cycles>
  </office:meta>
</office:document-meta>
</file>